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8cb" officeooo:paragraph-rsid="001768cb"/>
    </style:style>
    <style:style style:name="P2" style:family="paragraph" style:parent-style-name="Standard">
      <style:text-properties officeooo:rsid="001768cb" officeooo:paragraph-rsid="00221de2"/>
    </style:style>
    <style:style style:name="P3" style:family="paragraph" style:parent-style-name="Standard">
      <style:text-properties officeooo:paragraph-rsid="00257a4f"/>
    </style:style>
    <style:style style:name="P4" style:family="paragraph" style:parent-style-name="Standard">
      <style:text-properties officeooo:rsid="002e6668" officeooo:paragraph-rsid="002e6668"/>
    </style:style>
    <style:style style:name="P5" style:family="paragraph" style:parent-style-name="Standard">
      <style:text-properties officeooo:rsid="002fa0ac" officeooo:paragraph-rsid="002fa0ac"/>
    </style:style>
    <style:style style:name="P6" style:family="paragraph" style:parent-style-name="Standard">
      <style:text-properties officeooo:rsid="002fa0ac" officeooo:paragraph-rsid="0031a90a"/>
    </style:style>
    <style:style style:name="P7" style:family="paragraph" style:parent-style-name="Standard">
      <style:text-properties officeooo:rsid="002fb10b" officeooo:paragraph-rsid="002fb10b"/>
    </style:style>
    <style:style style:name="P8" style:family="paragraph" style:parent-style-name="Standard">
      <style:text-properties officeooo:rsid="0035de55" officeooo:paragraph-rsid="0035de55"/>
    </style:style>
    <style:style style:name="T1" style:family="text">
      <style:text-properties officeooo:rsid="001768cb"/>
    </style:style>
    <style:style style:name="T2" style:family="text">
      <style:text-properties officeooo:rsid="001881d8"/>
    </style:style>
    <style:style style:name="T3" style:family="text">
      <style:text-properties officeooo:rsid="0019188f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9188f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7a4f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1a90a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68cb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0pt" fo:font-style="italic" fo:text-shadow="none" style:text-underline-style="none" fo:font-weight="normal" officeooo:rsid="0031a90a" style:font-size-asian="10pt" style:font-style-asian="italic" style:font-weight-asian="normal" style:font-style-complex="italic" style:text-emphasize="none"/>
    </style:style>
    <style:style style:name="T9" style:family="text">
      <style:text-properties officeooo:rsid="001c8bd9"/>
    </style:style>
    <style:style style:name="T10" style:family="text">
      <style:text-properties officeooo:rsid="001dd665"/>
    </style:style>
    <style:style style:name="T11" style:family="text">
      <style:text-properties officeooo:rsid="001e7d01"/>
    </style:style>
    <style:style style:name="T12" style:family="text">
      <style:text-properties officeooo:rsid="00221de2"/>
    </style:style>
    <style:style style:name="T13" style:family="text">
      <style:text-properties officeooo:rsid="0023c1ee"/>
    </style:style>
    <style:style style:name="T14" style:family="text">
      <style:text-properties officeooo:rsid="00276d42"/>
    </style:style>
    <style:style style:name="T15" style:family="text">
      <style:text-properties officeooo:rsid="0031a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bservations(j:</text:span><text:bookmark-start text:name="__DdeLink__143_1651813639"/><text:bookmark-start text:name="__DdeLink__156_1651813639"/><text:span text:style-name="T1">GS_61794247</text:span><text:bookmark-end text:name="__DdeLink__143_1651813639"/><text:bookmark-end text:name="__DdeLink__156_1651813639"/><text:span text:style-name="T1">,j:</text:span><text:span text:style-name="T4">277433131,</text:span><text:span text:style-name="T5">j:</text:span><text:bookmark-start text:name="__DdeLink__140_1651813639"/><text:bookmark-start text:name="__DdeLink__138_1651813639"/><text:bookmark-start text:name="__DdeLink__124_1651813639"/><text:bookmark-start text:name="__DdeLink__128_1651813639"/><text:bookmark-start text:name="__DdeLink__132_1651813639"/><text:bookmark-start text:name="__DdeLink__145_1651813639"/><text:span text:style-name="T5">GS_cluster_768082219_768082220</text:span><text:bookmark-end text:name="__DdeLink__140_1651813639"/><text:bookmark-end text:name="__DdeLink__138_1651813639"/><text:bookmark-end text:name="__DdeLink__124_1651813639"/><text:bookmark-end text:name="__DdeLink__128_1651813639"/><text:bookmark-end text:name="__DdeLink__132_1651813639"/><text:bookmark-end text:name="__DdeLink__145_1651813639"/></text:p>
      <text:p text:style-name="P3"><text:span text:style-name="T3">)</text:span><text:span text:style-name="T1">:</text:span></text:p>
      <text:p text:style-name="P1">-traffic lights flicker too frequently</text:p>
      <text:p text:style-name="P2">-<text:span text:style-name="T12">traffic lights can stay in any phase for as long as the learner wants</text:span></text:p>
      <text:p text:style-name="P1">-traffic lights can converge to a stable state== one light will be red permanently</text:p>
      <text:p text:style-name="P1">-<text:span text:style-name="T14">lights go green eventually, probably because waiting time accumulates, so it is not a total failure</text:span></text:p>
      <text:p text:style-name="P1">-<text:span text:style-name="T13">the traffic light can change from any phase to any other phase</text:span></text:p>
      <text:p text:style-name="P1">-most of the time, there are no cars nearby, so there is nothing to win when switching, nothing can be learned</text:p>
      <text:p text:style-name="P1">-<text:span text:style-name="T2">junction are often times in situations or layouts that prevent local optimization</text:span></text:p>
      <text:p text:style-name="P1">-<text:span text:style-name="T2">clusters of junctions are too big to be controlled, but don’T always need to be</text:span></text:p>
      <text:p text:style-name="P1">-<text:span text:style-name="T9">how many cars are on the lane? It could influence the reward function=&gt; when cars are leaving it is a good thing</text:span></text:p>
      <text:p text:style-name="P1">-<text:span text:style-name="T10">i think live traffic data → how many cars frequent the intersection/junction should be included in the clustering analysis. </text:span></text:p>
      <text:p text:style-name="P1">-<text:span text:style-name="T11">because green lights are rewarded and red lights penalized, the learner stabilizes in a green state or in yellow in smaller traffic lights which is neither good or bad. It is an undesirable behaviour :’(</text:span></text:p>
      <text:p text:style-name="P1"/>
      <text:p text:style-name="P4"><text:a xlink:type="simple" xlink:href="https://youtu.be/1AXYRfx1jkA" text:style-name="Internet_20_link" text:visited-style-name="Visited_20_Internet_20_Link">https://youtu.be/1AXYRfx1jkA</text:a></text:p>
      <text:p text:style-name="P4"/>
      <text:p text:style-name="P5">second reward function:</text:p>
      <text:p text:style-name="P5">fluctuation is reduced</text:p>
      <text:p text:style-name="P5">positive reward for going green seems to be too small</text:p>
      <text:p text:style-name="P5">the states still change irradically, from green to red, from yellow to the other yellow</text:p>
      <text:p text:style-name="P7">-still the learner can converge to non periodic, stable behavior. This is bad for traffic actuation, can be seen in the video for <text:s/>‘<text:span text:style-name="T1">GS_61794247’, </text:span>probably the negative rewards are too strong</text:p>
      <text:p text:style-name="P5">-<text:span text:style-name="T15">decelleration is not in the state space, it is probably needed to learn about yellow phases</text:span></text:p>
      <text:p text:style-name="P6"><text:span text:style-name="T7">GS_61794247 </text:span><text:span text:style-name="T6">the 5 lane junction, seems to have converged to a fixed state :-(</text:span></text:p>
      <text:p text:style-name="P6"><text:span text:style-name="T5">GS_cluster_768082219_768082220: </text:span><text:span text:style-name="T6">7 lane junction seems to work out ok. The learner behaves differently for different sizes, </text:span><text:span text:style-name="T8">maybe I should try different states and reward functions and not just different instances of the same learner! <text:s/>Create artificial instances of junctions using the clusters and train on them! </text:span></text:p>
      <text:p text:style-name="P6"><text:span text:style-name="T8">-the learners do not have the cars progression on the lane/ distance to the traffic light, they can only make use of the amount of cars on the lane, so they get influenced by cars on the beginning of a lane which can be a bad thing</text:span></text:p>
      <text:p text:style-name="P6"><text:span text:style-name="T8"/></text:p>
      <text:p text:style-name="P8"><text:span text:style-name="T8">https://youtu.be/lML3b64DYZ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9:58:10.058908405</meta:creation-date>
    <dc:date>2017-01-21T11:24:03.614203650</dc:date>
    <meta:editing-duration>PT7H6M11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374" meta:character-count="2285" meta:non-whitespace-character-count="1931"/>
  </office:meta>
</office:document-meta>
</file>